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Geneva, sans-serif" svg:font-family="Verdana, Geneva, sans-serif" style:font-family-generic="system"/>
    <style:font-face style:name="verdana, Arial, 'Times New Roma" svg:font-family="verdana, Arial, 'Times New Rom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top="0.0194in" fo:margin-bottom="0.0194in"/>
      <style:text-properties fo:font-size="16pt" style:font-size-asian="16pt" style:font-size-complex="16pt"/>
    </style:style>
    <style:style style:name="P2" style:parent-style-name="Standard" style:family="paragraph">
      <style:paragraph-properties fo:margin-top="0.0194in" fo:margin-bottom="0.0194in"/>
    </style:style>
    <style:style style:name="T3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4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5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6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7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8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9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10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P11" style:parent-style-name="Standard" style:family="paragraph">
      <style:paragraph-properties fo:margin-top="0.0194in" fo:margin-bottom="0.0194in"/>
    </style:style>
    <style:style style:name="T12" style:parent-style-name="Основнойшрифтабзаца" style:family="text">
      <style:text-properties style:font-name="Verdana, Geneva, sans-serif" style:font-name-asian="Times New Roman" style:font-name-complex="Times New Roman" fo:color="#000000" style:language-asian="ru" style:country-asian="RU"/>
    </style:style>
    <style:style style:name="T13" style:parent-style-name="Основнойшрифтабзаца" style:family="text">
      <style:text-properties style:font-name="Verdana, Geneva, sans-serif" style:font-name-asian="Times New Roman" style:font-name-complex="Times New Roman" fo:color="#000000" fo:language="en" fo:country="US" style:language-asian="ru" style:country-asian="RU"/>
    </style:style>
    <style:style style:name="T14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15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ru" fo:country="RU" style:language-asian="ru" style:country-asian="RU"/>
    </style:style>
    <style:style style:name="T16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en" fo:country="US" style:language-asian="ru" style:country-asian="RU"/>
    </style:style>
    <style:style style:name="T17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ru" fo:country="RU" style:language-asian="ru" style:country-asian="RU"/>
    </style:style>
    <style:style style:name="T18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en" fo:country="US" style:language-asian="ru" style:country-asian="RU"/>
    </style:style>
    <style:style style:name="T19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ru" fo:country="RU" style:language-asian="ru" style:country-asian="RU"/>
    </style:style>
    <style:style style:name="T20" style:parent-style-name="Основнойшрифтабзаца" style:family="text">
      <style:text-properties style:font-name="verdana, Arial, 'Times New Roma" style:font-name-asian="Times New Roman" style:font-name-complex="Times New Roman" fo:font-weight="bold" style:font-weight-asian="bold" fo:color="#000000" fo:language="en" fo:country="US" style:language-asian="ru" style:country-asian="RU"/>
    </style:style>
    <style:style style:name="P21" style:parent-style-name="Standard" style:family="paragraph">
      <style:paragraph-properties fo:margin-top="0.0194in" fo:margin-bottom="0.0194in"/>
    </style:style>
    <style:style style:name="T2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23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24" style:parent-style-name="Основнойшрифтабзаца" style:family="text">
      <style:text-properties style:font-name-asian="Times New Roman" style:font-name-complex="Times New Roman" fo:language="uk" fo:country="UA" style:language-asian="ru" style:country-asian="RU"/>
    </style:style>
    <style:style style:name="P25" style:parent-style-name="Standard" style:family="paragraph">
      <style:paragraph-properties fo:margin-top="0.0194in" fo:margin-bottom="0.0194in"/>
    </style:style>
    <style:style style:name="T2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27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28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29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30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31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32" style:parent-style-name="Основнойшрифтабзаца" style:family="text">
      <style:text-properties style:font-name="Verdana, Geneva, sans-serif" style:font-name-asian="Times New Roman" style:font-name-complex="Times New Roman" fo:color="#000000" fo:language="ru" fo:country="RU" style:language-asian="ru" style:country-asian="RU"/>
    </style:style>
    <style:style style:name="T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P34" style:parent-style-name="Standard" style:list-style-name="WWNum1" style:family="paragraph">
      <style:paragraph-properties fo:margin-top="0.0194in" fo:margin-bottom="0.0194in"/>
      <style:text-properties style:font-name-asian="Times New Roman" style:font-name-complex="Times New Roman" style:language-asian="ru" style:country-asian="RU"/>
    </style:style>
    <style:style style:name="P35" style:parent-style-name="Standard" style:list-style-name="WWNum1" style:family="paragraph">
      <style:paragraph-properties fo:margin-top="0.0194in" fo:margin-bottom="0.0194in"/>
      <style:text-properties style:font-name-asian="Times New Roman" style:font-name-complex="Times New Roman" style:language-asian="ru" style:country-asian="RU"/>
    </style:style>
    <style:style style:name="P36" style:parent-style-name="Standard" style:list-style-name="WWNum2" style:family="paragraph">
      <style:paragraph-properties fo:margin-top="0.0194in" fo:margin-bottom="0.0194in"/>
      <style:text-properties style:font-name-asian="Times New Roman" style:font-name-complex="Times New Roman" style:language-asian="ru" style:country-asian="RU"/>
    </style:style>
    <style:style style:name="P37" style:parent-style-name="Standard" style:list-style-name="WWNum3" style:family="paragraph">
      <style:paragraph-properties fo:margin-top="0.0194in" fo:margin-bottom="0.0194in"/>
      <style:text-properties style:font-name-asian="Times New Roman" style:font-name-complex="Times New Roman" style:language-asian="ru" style:country-asian="RU"/>
    </style:style>
    <style:style style:name="T3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P39" style:parent-style-name="Standard" style:list-style-name="WWNum4" style:family="paragraph">
      <style:paragraph-properties fo:margin-top="0.0194in" fo:margin-bottom="0.0194in"/>
    </style:style>
    <style:style style:name="T40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41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42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T43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P44" style:parent-style-name="Standard" style:family="paragraph">
      <style:paragraph-properties fo:margin-top="0.0194in" fo:margin-bottom="0.0194in"/>
    </style:style>
    <style:style style:name="T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46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47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T48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49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T50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51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P52" style:parent-style-name="Standard" style:family="paragraph">
      <style:paragraph-properties fo:margin-top="0.0194in" fo:margin-bottom="0.0194in"/>
    </style:style>
    <style:style style:name="T5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54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55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T56" style:parent-style-name="Основнойшрифтабзаца" style:family="text">
      <style:text-properties style:font-name-asian="Times New Roman" style:font-name-complex="Times New Roman" fo:language="ru" fo:country="RU" style:language-asian="ru" style:country-asian="RU"/>
    </style:style>
    <style:style style:name="T57" style:parent-style-name="Основнойшрифтабзаца" style:family="text">
      <style:text-properties style:font-name-asian="Times New Roman" style:font-name-complex="Times New Roman" fo:language="uk" fo:country="UA" style:language-asian="ru" style:country-asian="RU"/>
    </style:style>
    <style:style style:name="P58" style:parent-style-name="Standard" style:family="paragraph">
      <style:paragraph-properties fo:margin-top="0.0194in" fo:margin-bottom="0.0194in"/>
    </style:style>
    <style:style style:name="T5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60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P61" style:parent-style-name="Standard" style:family="paragraph">
      <style:paragraph-properties fo:margin-top="0.0194in" fo:margin-bottom="0.0194in"/>
    </style:style>
    <style:style style:name="T6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T63" style:parent-style-name="Основнойшрифтабзаца" style:family="text">
      <style:text-properties style:font-name-asian="Times New Roman" style:font-name-complex="Times New Roman" style:language-asian="ru" style:country-asian="RU"/>
    </style:style>
    <style:style style:name="T6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anguage-asian="ru" style:country-asian="RU"/>
    </style:style>
    <style:style style:name="P65" style:parent-style-name="Standard" style:list-style-name="WWNum5" style:family="paragraph">
      <style:paragraph-properties fo:margin-top="0.0194in" fo:margin-bottom="0.0194in"/>
    </style:style>
    <style:style style:name="T66" style:parent-style-name="Основнойшрифтабзаца" style:family="text">
      <style:text-properties style:font-name-asian="Times New Roman" style:font-name-complex="Times New Roman" style:language-asian="ru" style:country-asian="RU"/>
    </style:style>
  </office:automatic-styles>
  <office:body>
    <office:text text:use-soft-page-breaks="true">
      <text:p text:style-name="P1">Глазырин Иван Алексеевич</text:p>
      <text:p text:style-name="P2"><text:span text:style-name="T3">Год рождения:<text:s/></text:span><text:span text:style-name="T4">28 апреля 1989 года.<text:s/></text:span><text:span text:style-name="T5"><text:line-break/></text:span><text:span text:style-name="T6">Место проживания:<text:s/></text:span><text:span text:style-name="T7">Харьковская обл. Дергачевский р-н. <text:s/>Пгт Пересечное ул. 8 марта дом 10А</text:span><text:span text:style-name="T8"><text:line-break/></text:span><text:span text:style-name="T9">Телефон: тел.<text:s/></text:span><text:span text:style-name="T10">093-55-15-705<text:s/></text:span></text:p>
      <text:p text:style-name="P11"><text:span text:style-name="T12">E-</text:span><text:span text:style-name="T13">mail</text:span><text:span text:style-name="T14">:</text:span><text:span text:style-name="T15">g</text:span><text:span text:style-name="T16">lazurin</text:span><text:span text:style-name="T17">29@</text:span><text:span text:style-name="T18">gmail</text:span><text:span text:style-name="T19">.</text:span><text:span text:style-name="T20">com</text:span></text:p>
      <text:p text:style-name="P21"><text:span text:style-name="T22">Цель:</text:span><text:span text:style-name="T23"><text:s/>применение своего профессионального опыта, навыков и знаний на<text:s/></text:span><text:span text:style-name="T24">должности оценщика.</text:span></text:p>
      <text:p text:style-name="P25"><text:span text:style-name="T26">Опыт работы:</text:span><text:span text:style-name="T27">Офицыальное трудоустройство ломбард ЕВРО Финанс с</text:span><text:span text:style-name="T28"><text:s/>29.08.</text:span><text:span text:style-name="T29">2016 по<text:s/></text:span><text:span text:style-name="T30">13.07.</text:span><text:span text:style-name="T31">2018 «кассир оценщик»</text:span><text:span text:style-name="T32"><text:s/>а также Ломбард КИТ ГРУПП с 15.09.2018 по даный момент.</text:span></text:p>
      <text:p text:style-name="Standard"><text:span text:style-name="T33">Функциональные обязанности:</text:span></text:p>
      <text:list text:style-name="WWNum1">
        <text:list-item>
          <text:p text:style-name="P34">выдача кредитов под залог ДМ и Техники</text:p>
        </text:list-item>
        <text:list-item>
          <text:p text:style-name="P35">обеспечение выполнения плана дохода</text:p>
        </text:list-item>
      </text:list>
      <text:list text:style-name="WWNum2">
        <text:list-item>
          <text:p text:style-name="P36">развитие базы клиентов;</text:p>
        </text:list-item>
      </text:list>
      <text:list text:style-name="WWNum3">
        <text:list-item>
          <text:p text:style-name="P37">поиск новых клиентов;</text:p>
        </text:list-item>
      </text:list>
      <text:p text:style-name="Standard"><text:span text:style-name="T38">Достижения:</text:span></text:p>
      <text:list text:style-name="WWNum4">
        <text:list-item>
          <text:p text:style-name="P39"><text:span text:style-name="T40">увеличил кре</text:span><text:span text:style-name="T41">дитный портфель и привлек новы</text:span><text:span text:style-name="T42">х</text:span><text:span text:style-name="T43"><text:s/>клиентов</text:span></text:p>
        </text:list-item>
      </text:list>
      <text:p text:style-name="P44"><text:span text:style-name="T45">Образование:</text:span><text:span text:style-name="T46"><text:s/></text:span><text:span text:style-name="T47">2007<text:s/></text:span><text:span text:style-name="T48">– 200</text:span><text:span text:style-name="T49">9</text:span><text:span text:style-name="T50"><text:s/></text:span><text:span text:style-name="T51">Харьковский монтажно строительный лицей №1 профессия “газо-электро сварщик и рихтовщик кузовов ”.</text:span></text:p>
      <text:p text:style-name="P52"><text:span text:style-name="T53">Дополнительное образование:</text:span><text:span text:style-name="T54"><text:s/></text:span><text:span text:style-name="T55">2009 — 2012 Харьковский индустриально-педагогический техникум /<text:s/></text:span><text:span text:style-name="T56">профессия мастер производственного обучения , техник технолог</text:span><text:span text:style-name="T57">”.</text:span></text:p>
      <text:p text:style-name="P58"><text:span text:style-name="T59">Профессиональные навыки:</text:span><text:span text:style-name="T60"><text:s/>уверенный пользователь ПК:</text:span></text:p>
      <text:p text:style-name="P61"><text:span text:style-name="T62">Личные качества:</text:span><text:span text:style-name="T63"><text:s/>целеустремленность, коммуникабельность, активная жизненная позиция, инициативность, пунктуальность, высокая работоспособность, мобильность.</text:span></text:p>
      <text:p text:style-name="Standard"><text:span text:style-name="T64">Дополнительная информация:</text:span></text:p>
      <text:list text:style-name="WWNum5">
        <text:list-item>
          <text:p text:style-name="P65"><text:span text:style-name="T66">не женат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Geneva, sans-serif" svg:font-family="Verdana, Geneva, sans-serif" style:font-family-generic="system"/>
    <style:font-face style:name="verdana, Arial, 'Times New Roma" svg:font-family="verdana, Arial, 'Times New Rom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0pt" style:font-size-asian="10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19-03-24T14:42:00Z</dc:date>
    <meta:template xlink:href="Normal" xlink:type="simple"/>
    <meta:editing-cycles>6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8" meta:character-count="1193" meta:row-count="8" meta:non-whitespace-character-count="1017"/>
  </office:meta>
</office:document-meta>
</file>